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3F1B4A848E894AD3.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0.291cm" fo:min-width="22.36cm"/>
    </style:style>
    <style:style style:name="gr2" style:family="graphic" style:parent-style-name="standard">
      <style:graphic-properties draw:stroke="solid" draw:stroke-dash="Long_20_Dash" svg:stroke-width="0.053cm" svg:stroke-color="#729fcf"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graphic-properties draw:stroke="solid" svg:stroke-width="0.106cm" svg:stroke-color="#be1818"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9" style:family="graphic" style:parent-style-name="standard">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2.416cm" fo:min-width="22.36cm"/>
    </style:style>
    <style:style style:name="gr13" style:family="graphic" style:parent-style-name="Базовый_5f_1">
      <style:graphic-properties draw:stroke="none" draw:fill-color="#ffffff" draw:textarea-horizontal-align="justify" draw:textarea-vertical-align="middle" draw:auto-grow-height="false" fo:min-height="12.45cm" fo:min-width="15.375cm"/>
    </style:style>
    <style:style style:name="gr14"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15"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16"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1"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2"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0"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3"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4"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7"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9"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2"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46" style:family="graphic" style:parent-style-name="standard">
      <style:graphic-properties draw:stroke="none" draw:fill-color="#ffffff" draw:textarea-horizontal-align="justify" draw:textarea-vertical-align="middle" draw:auto-grow-height="false" fo:min-height="9.475cm" fo:min-width="15.375cm"/>
    </style:style>
    <style:style style:name="gr47"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48"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9"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0"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1"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2"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3"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9"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60"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1"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loext:color-lum-mod="100%" loext:color-lum-off="0%" style:font-name="Arial" fo:font-size="20pt" fo:font-weight="bold" style:font-size-asian="20pt" style:font-weight-asian="bold" style:font-size-complex="20pt" style:font-weight-complex="bold"/>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1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loext:color-lum-mod="100%" loext:color-lum-off="0%" style:font-name="Arial1"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1" style:font-size-asian="12pt" style:font-style-asian="normal" style:font-weight-asian="bold" style:font-name-complex="DIN Alternate Bold1" style:font-size-complex="12pt" style:font-style-complex="normal" style:font-weight-complex="bold"/>
    </style:style>
    <style:style style:name="T2" style:family="text">
      <style:text-properties fo:color="#ffffff" loext:opacity="100%" style:font-name="Arial"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0.541cm" svg:x="2.152cm" svg:y="6.969cm">
          <text:p/>
          <draw:enhanced-geometry svg:viewBox="0 0 21600 21600" draw:type="rectangle" draw:enhanced-path="M 0 0 L 21600 0 21600 21600 0 21600 0 0 Z N"/>
        </draw:custom-shape>
        <draw:custom-shape draw:style-name="gr2" draw:text-style-name="P2"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91cm" svg:x="7.835cm" svg:y="12.45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91cm" svg:x="16.793cm" svg:y="12.455cm">
          <text:p text:style-name="P4"><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91cm" svg:x="12.331cm" svg:y="12.45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1" draw:style-name="gr5" draw:text-style-name="P6" draw:layer="layout" svg:x1="10.268cm" svg:y1="14.516cm" svg:x2="11.935cm" svg:y2="14.123cm">
          <text:p/>
        </draw:line>
        <draw:custom-shape draw:name="Write_ 9" draw:style-name="gr6" draw:text-style-name="P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2" draw:style-name="gr5" draw:text-style-name="P6" draw:layer="layout" svg:x1="16.541cm" svg:y1="14.532cm" svg:x2="14.874cm" svg:y2="14.139cm">
          <text:p/>
        </draw:line>
        <draw:frame draw:style-name="gr7" draw:text-style-name="P8"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3F1B4A848E894AD3.png" xlink:type="simple" xlink:show="embed" xlink:actuate="onLoad" draw:mime-type="image/png"/>
        </draw:frame>
        <draw:custom-shape draw:style-name="gr8" draw:text-style-name="P10" draw:layer="layout" svg:width="11.43cm" svg:height="1.29cm" svg:x="7.674cm" svg:y="7.556cm">
          <text:p text:style-name="P9"><text:span text:style-name="T2">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line draw:name="Линия_ 13" draw:style-name="gr9" draw:text-style-name="P6" draw:layer="layout" svg:x1="13.401cm" svg:y1="9.128cm" svg:x2="13.401cm" svg:y2="11.922cm">
            <text:p/>
          </draw:line>
          <draw:custom-shape draw:name="Read_ 7" draw:style-name="gr10" draw:text-style-name="P12" draw:layer="layout" svg:width="1.39cm" svg:height="0.833cm" draw:transform="rotate (1.5707963267949) translate (12.609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3cm" svg:height="0.833cm" draw:transform="rotate (-1.5707963267949) translate (14.192cm 9.6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12" draw:text-style-name="P1" draw:layer="layout" svg:width="22.86cm" svg:height="12.666cm" svg:x="3.252cm" svg:y="1.669cm">
          <text:p/>
          <draw:enhanced-geometry svg:viewBox="0 0 21600 21600" draw:type="rectangle" draw:enhanced-path="M 0 0 L 21600 0 21600 21600 0 21600 0 0 Z N"/>
        </draw:custom-shape>
        <draw:custom-shape draw:style-name="gr13" draw:text-style-name="P1" draw:layer="layout" svg:width="15.875cm" svg:height="12.7cm" svg:x="6.685cm" svg:y="1.605cm">
          <text:p/>
          <draw:enhanced-geometry svg:viewBox="0 0 21600 21600" draw:type="rectangle" draw:enhanced-path="M 0 0 L 21600 0 21600 21600 0 21600 0 0 Z N"/>
        </draw:custom-shape>
        <draw:custom-shape draw:style-name="gr14"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15"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16" draw:text-style-name="P14" draw:layer="layout" svg:width="2.043cm" svg:height="0.749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15"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16" draw:text-style-name="P14" draw:layer="layout" svg:width="2.043cm" svg:height="0.749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15"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16" draw:text-style-name="P14" draw:layer="layout" svg:width="2.043cm" svg:height="0.749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line draw:name="Линия_ 9" draw:style-name="gr17" draw:text-style-name="P6" draw:layer="layout" svg:x1="10.155cm" svg:y1="6.826cm" svg:x2="10.155cm" svg:y2="9.171cm">
            <text:p/>
          </draw:line>
          <draw:custom-shape draw:name="Read_ 10" draw:style-name="gr18" draw:text-style-name="P12" draw:layer="layout" svg:width="1.39cm" svg:height="0.833cm" draw:transform="rotate (1.5707963267949) translate (9.422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19"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line draw:name="Линия_ 10" draw:style-name="gr20" draw:text-style-name="P6" draw:layer="layout" svg:x1="19.149cm" svg:y1="6.826cm" svg:x2="19.149cm" svg:y2="9.171cm">
            <text:p/>
          </draw:line>
          <draw:custom-shape draw:name="Read_ 11" draw:style-name="gr21" draw:text-style-name="P12" draw:layer="layout" svg:width="1.39cm" svg:height="0.833cm" draw:transform="rotate (1.5707963267949) translate (18.416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22"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line draw:name="Линия_ 16" draw:style-name="gr23" draw:text-style-name="P6" draw:layer="layout" svg:x1="14.621cm" svg:y1="3.344cm" svg:x2="14.621cm" svg:y2="5.689cm">
            <text:p/>
          </draw:line>
          <draw:custom-shape draw:name="Read_ 12" draw:style-name="gr24" draw:text-style-name="P12" draw:layer="layout" svg:width="1.39cm" svg:height="0.833cm" draw:transform="rotate (1.5707963267949) translate (13.887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25" draw:text-style-name="P12" draw:layer="layout" svg:width="1.361cm" svg:height="0.833cm" draw:transform="rotate (-1.5707963267949) translate (15.355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line draw:name="Линия_ 17" draw:style-name="gr17" draw:text-style-name="P6" draw:layer="layout" svg:x1="11.489cm" svg:y1="11.565cm" svg:x2="13.156cm" svg:y2="11.172cm">
            <text:p/>
          </draw:line>
          <draw:custom-shape draw:name="Read_ 13" draw:style-name="gr26" draw:text-style-name="P12" draw:layer="layout" svg:width="1.361cm" svg:height="0.834cm" draw:transform="rotate (0.245742358680802) translate (11.574cm 10.68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27"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17" draw:text-style-name="P6" draw:layer="layout" svg:x1="17.762cm" svg:y1="11.581cm" svg:x2="16.095cm" svg:y2="11.188cm">
            <text:p/>
          </draw:line>
          <draw:custom-shape draw:name="Read_ 14" draw:style-name="gr28" draw:text-style-name="P12" draw:layer="layout" svg:width="1.361cm" svg:height="0.834cm" draw:transform="rotate (-0.239459173373623) translate (16.372cm 10.35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line draw:name="Линия_ 19" draw:style-name="gr29" draw:text-style-name="P6" draw:layer="layout" svg:x1="14.556cm" svg:y1="6.827cm" svg:x2="14.556cm" svg:y2="9.172cm">
            <text:p/>
          </draw:line>
          <draw:custom-shape draw:name="Read_ 15" draw:style-name="gr30" draw:text-style-name="P12" draw:layer="layout" svg:width="1.361cm" svg:height="0.833cm" draw:transform="rotate (1.5707963267949) translate (13.822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31"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3F1B4A848E894AD3.png" xlink:type="simple" xlink:show="embed" xlink:actuate="onLoad" draw:mime-type="image/png"/>
        </draw:frame>
        <draw:custom-shape draw:style-name="gr32"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8" draw:layer="layout" svg:width="12.17cm" svg:height="0.922cm" svg:x="8.525cm" svg:y="5.721cm" svg:viewBox="0 0 12171 923" draw:points="0,923 892,0 11292,0 12171,923">
          <text:p text:style-name="P17"><text:span text:style-name="T6">MySQL Router (DB Proxy)</text:span></text:p>
        </draw:polygon>
      </draw:page>
      <draw:page draw:name="page3" draw:style-name="dp1" draw:master-page-name="Обычный">
        <draw:custom-shape draw:style-name="gr12" draw:text-style-name="P1" draw:layer="layout" svg:width="22.86cm" svg:height="12.666cm" svg:x="3.252cm" svg:y="1.669cm">
          <text:p/>
          <draw:enhanced-geometry svg:viewBox="0 0 21600 21600" draw:type="rectangle" draw:enhanced-path="M 0 0 L 21600 0 21600 21600 0 21600 0 0 Z N"/>
        </draw:custom-shape>
        <draw:custom-shape draw:style-name="gr13" draw:text-style-name="P1" draw:layer="layout" svg:width="15.875cm" svg:height="12.7cm" svg:x="6.685cm" svg:y="1.605cm">
          <text:p/>
          <draw:enhanced-geometry svg:viewBox="0 0 21600 21600" draw:type="rectangle" draw:enhanced-path="M 0 0 L 21600 0 21600 21600 0 21600 0 0 Z N"/>
        </draw:custom-shape>
        <draw:custom-shape draw:style-name="gr14"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3" draw:style-name="gr15"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5" draw:style-name="gr16" draw:text-style-name="P14" draw:layer="layout" svg:width="2.043cm" svg:height="0.749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1" draw:style-name="gr15"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5" draw:style-name="gr16" draw:text-style-name="P14" draw:layer="layout" svg:width="2.043cm" svg:height="0.749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2" draw:style-name="gr15"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5" draw:style-name="gr16" draw:text-style-name="P14" draw:layer="layout" svg:width="2.043cm" svg:height="0.749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6">
          <draw:line draw:name="Линия_ 7" draw:style-name="gr17" draw:text-style-name="P6" draw:layer="layout" svg:x1="10.155cm" svg:y1="6.826cm" svg:x2="10.155cm" svg:y2="9.171cm">
            <text:p/>
          </draw:line>
          <draw:custom-shape draw:name="Read_ 8" draw:style-name="gr34" draw:text-style-name="P12" draw:layer="layout" svg:width="1.39cm" svg:height="0.833cm" draw:transform="rotate (1.5707963267949) translate (9.422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6" draw:style-name="gr35"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8">
          <draw:line draw:name="Линия_ 8" draw:style-name="gr20" draw:text-style-name="P6" draw:layer="layout" svg:x1="19.149cm" svg:y1="6.826cm" svg:x2="19.149cm" svg:y2="9.171cm">
            <text:p/>
          </draw:line>
          <draw:custom-shape draw:name="Read_ 9" draw:style-name="gr36" draw:text-style-name="P12" draw:layer="layout" svg:width="1.39cm" svg:height="0.833cm" draw:transform="rotate (1.5707963267949) translate (18.416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7" draw:style-name="gr37"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9">
          <draw:line draw:name="Линия_ 14" draw:style-name="gr23" draw:text-style-name="P6" draw:layer="layout" svg:x1="14.621cm" svg:y1="3.344cm" svg:x2="14.621cm" svg:y2="5.689cm">
            <text:p/>
          </draw:line>
          <draw:custom-shape draw:name="Read_ 19" draw:style-name="gr38" draw:text-style-name="P12" draw:layer="layout" svg:width="1.39cm" svg:height="0.833cm" draw:transform="rotate (1.5707963267949) translate (13.887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1" draw:style-name="gr39" draw:text-style-name="P12" draw:layer="layout" svg:width="1.361cm" svg:height="0.833cm" draw:transform="rotate (-1.5707963267949) translate (15.355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9">
          <draw:line draw:name="Линия_ 15" draw:style-name="gr17" draw:text-style-name="P6" draw:layer="layout" svg:x1="11.489cm" svg:y1="11.565cm" svg:x2="13.156cm" svg:y2="11.172cm">
            <text:p/>
          </draw:line>
          <draw:custom-shape draw:name="Read_ 21" draw:style-name="gr40" draw:text-style-name="P12" draw:layer="layout" svg:width="1.361cm" svg:height="0.834cm" draw:transform="rotate (0.245742358680802) translate (11.574cm 10.68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2" draw:style-name="gr41"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4" draw:style-name="gr17" draw:text-style-name="P6" draw:layer="layout" svg:x1="17.762cm" svg:y1="11.581cm" svg:x2="16.095cm" svg:y2="11.188cm">
            <text:p/>
          </draw:line>
          <draw:custom-shape draw:name="Read_ 22" draw:style-name="gr42" draw:text-style-name="P12" draw:layer="layout" svg:width="1.361cm" svg:height="0.834cm" draw:transform="rotate (-0.239459173373623) translate (16.372cm 10.35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20">
          <draw:line draw:name="Линия_ 25" draw:style-name="gr29" draw:text-style-name="P6" draw:layer="layout" svg:x1="14.556cm" svg:y1="6.827cm" svg:x2="14.556cm" svg:y2="9.172cm">
            <text:p/>
          </draw:line>
          <draw:custom-shape draw:name="Read_ 23" draw:style-name="gr43" draw:text-style-name="P12" draw:layer="layout" svg:width="1.361cm" svg:height="0.833cm" draw:transform="rotate (1.5707963267949) translate (13.822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9" draw:style-name="gr44"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3F1B4A848E894AD3.png" xlink:type="simple" xlink:show="embed" xlink:actuate="onLoad" draw:mime-type="image/png"/>
        </draw:frame>
        <draw:custom-shape draw:style-name="gr32"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45" draw:text-style-name="P18" draw:layer="layout" svg:width="12.17cm" svg:height="0.922cm" svg:x="8.525cm" svg:y="5.721cm" svg:viewBox="0 0 12171 923" draw:points="0,923 892,0 11292,0 12171,923">
          <text:p text:style-name="P17"><text:span text:style-name="T6">HAProxy</text:span></text:p>
        </draw:polygon>
      </draw:page>
      <draw:page draw:name="page4" draw:style-name="dp1" draw:master-page-name="Blank">
        <draw:custom-shape draw:style-name="gr1" draw:text-style-name="P1" draw:layer="layout" svg:width="22.86cm" svg:height="10.541cm" svg:x="3.024cm" svg:y="2.859cm">
          <text:p/>
          <draw:enhanced-geometry svg:viewBox="0 0 21600 21600" draw:type="rectangle" draw:enhanced-path="M 0 0 L 21600 0 21600 21600 0 21600 0 0 Z N"/>
        </draw:custom-shape>
        <draw:custom-shape draw:style-name="gr46" draw:text-style-name="P1" draw:layer="layout" svg:width="15.875cm" svg:height="9.725cm" svg:x="6.685cm" svg:y="3.175cm">
          <text:p/>
          <draw:enhanced-geometry svg:viewBox="0 0 21600 21600" draw:type="rectangle" draw:enhanced-path="M 0 0 L 21600 0 21600 21600 0 21600 0 0 Z N"/>
        </draw:custom-shape>
        <draw:custom-shape draw:style-name="gr47"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8"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49" draw:text-style-name="P14" draw:layer="layout" svg:width="2.043cm" svg:height="0.749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48"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49" draw:text-style-name="P14" draw:layer="layout" svg:width="2.043cm" svg:height="0.749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48"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49" draw:text-style-name="P14" draw:layer="layout" svg:width="2.043cm" svg:height="0.749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3F1B4A848E894AD3.png" xlink:type="simple" xlink:show="embed" xlink:actuate="onLoad" draw:mime-type="image/png"/>
        </draw:frame>
        <draw:g draw:name="Группа_ 15">
          <draw:line draw:name="Линия_ 3" draw:style-name="gr50" draw:text-style-name="P6" draw:layer="layout" svg:x1="19.204cm" svg:y1="4.912cm" svg:x2="19.204cm" svg:y2="7.747cm">
            <text:p/>
          </draw:line>
          <draw:custom-shape draw:name="Read_ 3" draw:style-name="gr51" draw:text-style-name="P12" draw:layer="layout" svg:width="1.39cm" svg:height="0.833cm" draw:transform="rotate (1.5707963267949) translate (18.408cm 6.62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52"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line draw:name="Линия_ 20" draw:style-name="gr53" draw:text-style-name="P6" draw:layer="layout" svg:x1="10.173cm" svg:y1="4.912cm" svg:x2="10.173cm" svg:y2="7.747cm">
            <text:p/>
          </draw:line>
          <draw:custom-shape draw:name="Read_ 16" draw:style-name="gr54" draw:text-style-name="P12" draw:layer="layout" svg:width="1.39cm" svg:height="0.833cm" draw:transform="rotate (1.5707963267949) translate (9.374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55"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line draw:name="Линия_ 21" draw:style-name="gr53" draw:text-style-name="P6" draw:layer="layout" svg:x1="11.489cm" svg:y1="10.141cm" svg:x2="13.156cm" svg:y2="9.748cm">
            <text:p/>
          </draw:line>
          <draw:custom-shape draw:name="Read_ 17" draw:style-name="gr56" draw:text-style-name="P12" draw:layer="layout" svg:width="1.361cm" svg:height="0.834cm" draw:transform="rotate (0.245742358680802) translate (11.574cm 9.261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57"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53" draw:text-style-name="P6" draw:layer="layout" svg:x1="17.762cm" svg:y1="10.157cm" svg:x2="16.095cm" svg:y2="9.764cm">
            <text:p/>
          </draw:line>
          <draw:custom-shape draw:name="Read_ 18" draw:style-name="gr58" draw:text-style-name="P12" draw:layer="layout" svg:width="1.361cm" svg:height="0.834cm" draw:transform="rotate (-0.239459173373623) translate (16.372cm 8.92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9" draw:text-style-name="P16" draw:layer="layout" svg:width="11.43cm" svg:height="1.29cm" svg:x="8.894cm" svg:y="3.468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line draw:name="Линия_ 23" draw:style-name="gr23" draw:text-style-name="P6" draw:layer="layout" svg:x1="14.589cm" svg:y1="4.937cm" svg:x2="14.587cm" svg:y2="7.724cm">
            <text:p/>
          </draw:line>
          <draw:custom-shape draw:name="Read_ 20" draw:style-name="gr60" draw:text-style-name="P12" draw:layer="layout" svg:width="1.39cm" svg:height="0.833cm" draw:transform="rotate (1.5707963267949) translate (13.853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61" draw:text-style-name="P12" draw:layer="layout" svg:width="1.361cm" svg:height="0.833cm" draw:transform="rotate (-1.5707963267949) translate (15.321cm 5.2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style>
    <style:style style:name="MP1" style:family="paragraph">
      <loext:graphic-properties draw:fill="none" draw:fill-color="#ffffff"/>
      <style:paragraph-properties fo:text-align="center" style:writing-mode="lr-tb" style:font-independent-line-spacing="true"/>
      <style:text-properties fo:font-size="16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style:master-page style:name="Blank" style:page-layout-name="PM0" draw:style-name="Mdp2">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10:40:43.215234524</meta:creation-date>
    <dc:date>2022-09-28T13:43:07.410360975</dc:date>
    <meta:editing-duration>PT14M43S</meta:editing-duration>
    <meta:editing-cycles>11</meta:editing-cycles>
    <meta:generator>LibreOffice/7.4.0.3$Linux_X86_64 LibreOffice_project/40$Build-3</meta:generator>
    <meta:document-statistic meta:object-count="115"/>
  </office:meta>
</office:document-meta>
</file>